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40e26" officeooo:paragraph-rsid="00040e26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0e26" officeooo:paragraph-rsid="00040e26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40e26" officeooo:paragraph-rsid="00040e2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8dc8" officeooo:paragraph-rsid="00058dc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3322" officeooo:paragraph-rsid="000633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3322" officeooo:paragraph-rsid="0007f7b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f7b7" officeooo:paragraph-rsid="0007f7b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cb13" officeooo:paragraph-rsid="0009cb1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cb13" officeooo:paragraph-rsid="000bf2c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040e26" officeooo:paragraph-rsid="00040e26" style:font-size-asian="14pt" style:font-weight-asian="normal" style:font-size-complex="16pt" style:font-weight-complex="normal"/>
    </style:style>
    <style:style style:name="T1" style:family="text">
      <style:text-properties officeooo:rsid="0007f7b7"/>
    </style:style>
    <style:style style:name="T2" style:family="text">
      <style:text-properties officeooo:rsid="000a86d3"/>
    </style:style>
    <style:style style:name="T3" style:family="text">
      <style:text-properties style:font-name="Liberation Serif1" officeooo:rsid="000a86d3"/>
    </style:style>
    <style:style style:name="T4" style:family="text">
      <style:text-properties style:font-name="Liberation Serif1" officeooo:rsid="000bf2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py Stack In Python</text:p>
      <text:p text:style-name="P1"/>
      <text:p text:style-name="P1"/>
      <text:list xml:id="list8269589427709961558" text:style-name="L1">
        <text:list-item>
          <text:p text:style-name="P3">numpy</text:p>
        </text:list-item>
        <text:list-item>
          <text:p text:style-name="P3">pandas</text:p>
        </text:list-item>
        <text:list-item>
          <text:p text:style-name="P3">matplotlib</text:p>
        </text:list-item>
        <text:list-item>
          <text:p text:style-name="P3">scipy</text:p>
        </text:list-item>
        <text:list-item>
          <text:p text:style-name="P3">appendix</text:p>
        </text:list-item>
      </text:list>
      <text:p text:style-name="P2"/>
      <text:p text:style-name="P2"/>
      <text:p text:style-name="P10">Numpy:</text:p>
      <text:p text:style-name="P10"/>
      <text:p text:style-name="P4">&gt;&gt;&gt; import numpy as np</text:p>
      <text:p text:style-name="P4">&gt;&gt;&gt; a=np.array([[1,2,3],[4,5,6]])</text:p>
      <text:p text:style-name="P4">&gt;&gt;&gt; np.log(a)</text:p>
      <text:p text:style-name="P4">array([[ 0. <text:s text:c="7"/>, <text:s/>0.69314718, <text:s/>1.09861229],</text:p>
      <text:p text:style-name="P4"><text:s text:c="7"/>[ 1.38629436, <text:s/>1.60943791, <text:s/>1.79175947]])</text:p>
      <text:p text:style-name="P4">&gt;&gt;&gt; np.exp(a)</text:p>
      <text:p text:style-name="P4">array([[ <text:s text:c="2"/>2.71828183, <text:s text:c="3"/>7.3890561 , <text:s text:c="2"/>20.08553692],</text:p>
      <text:p text:style-name="P4"><text:s text:c="7"/>[ <text:s/>54.59815003, <text:s/>148.4131591 , <text:s/>403.42879349]])</text:p>
      <text:p text:style-name="P4">&gt;&gt;&gt; a*a</text:p>
      <text:p text:style-name="P4">array([[ 1, <text:s/>4, <text:s/>9],</text:p>
      <text:p text:style-name="P4"><text:s text:c="7"/>[16, 25, 36]])</text:p>
      <text:p text:style-name="P5">&gt;&gt;&gt; b=np.array([[1,2],[3,4],[5,6]])</text:p>
      <text:p text:style-name="P5">&gt;&gt;&gt; np.dot(a,b)</text:p>
      <text:p text:style-name="P5">array([[22, 28],</text:p>
      <text:p text:style-name="P5"><text:s text:c="7"/>[49, 64]])</text:p>
      <text:p text:style-name="P5">&gt;&gt;&gt; np.vdot(a,b)</text:p>
      <text:p text:style-name="P5">91</text:p>
      <text:p text:style-name="P5">&gt;&gt;&gt; np.matmul(a,b)</text:p>
      <text:p text:style-name="P5">array([[22, 28],</text:p>
      <text:p text:style-name="P5"><text:s text:c="7"/>[49, 64]])</text:p>
      <text:p text:style-name="P5">&gt;&gt;&gt; a*a</text:p>
      <text:p text:style-name="P5">array([[ 1, <text:s/>4, <text:s/>9],</text:p>
      <text:p text:style-name="P5"><text:s text:c="7"/>[16, 25, 36]])</text:p>
      <text:p text:style-name="P5">&gt;&gt;&gt; np.sqrt((a*a).sum())</text:p>
      <text:p text:style-name="P5">9.5393920141694561</text:p>
      <text:p text:style-name="P5">&gt;&gt;&gt; np.linalg.norm(a)</text:p>
      <text:p text:style-name="P5">9.5393920141694561</text:p>
      <text:p text:style-name="P5">&gt;&gt;&gt; a.dot(b)</text:p>
      <text:p text:style-name="P5">array([[22, 28],</text:p>
      <text:p text:style-name="P5"><text:s text:c="7"/>[49, 64]])</text:p>
      <text:p text:style-name="P5"/>
      <text:p text:style-name="P5"/>
      <text:p text:style-name="P5"># <text:s/>a.b = |a|.|b| cos@</text:p>
      <text:p text:style-name="P5"># cos@ = (a.b)/(|a|.|b|)</text:p>
      <text:p text:style-name="P5"/>
      <text:p text:style-name="P5"/>
      <text:p text:style-name="P5"/>
      <text:p text:style-name="P5"><text:soft-page-break/></text:p>
      <text:p text:style-name="P5">&gt;&gt;&gt; cosangle = a.dot(b)/(np.linalg.norm(a)*np.linalg.norm(b))</text:p>
      <text:p text:style-name="P5">&gt;&gt;&gt; cosangle</text:p>
      <text:p text:style-name="P5">array([[ 0.24175824, <text:s/>0.30769231],</text:p>
      <text:p text:style-name="P5"><text:s text:c="7"/>[ 0.53846154, <text:s/>0.7032967 ]])</text:p>
      <text:p text:style-name="P5"/>
      <text:p text:style-name="P5">&gt;&gt;&gt; cosangle = np.vdot(a,b)/(np.linalg.norm(a)*np.linalg.norm(b))</text:p>
      <text:p text:style-name="P5">&gt;&gt;&gt; cosangle</text:p>
      <text:p text:style-name="P5">1.0</text:p>
      <text:p text:style-name="P5">&gt;&gt;&gt; np.arccos(cosangle)</text:p>
      <text:p text:style-name="P5">0.0</text:p>
      <text:p text:style-name="P5">&gt;&gt;&gt; np.arcsin(cosangle)</text:p>
      <text:p text:style-name="P5">1.5707963267948966</text:p>
      <text:p text:style-name="P6"><text:span text:style-name="T1">&gt;&gt;&gt; a=np.array([1,2])</text:span></text:p>
      <text:p text:style-name="P7">&gt;&gt;&gt; b=np.array([2,1])</text:p>
      <text:p text:style-name="P7">&gt;&gt;&gt; cosangle = np.vdot(a,b)/(np.linalg.norm(a)*np.linalg.norm(b))</text:p>
      <text:p text:style-name="P7">&gt;&gt;&gt; cosangle</text:p>
      <text:p text:style-name="P7">0.79999999999999982</text:p>
      <text:p text:style-name="P7">&gt;&gt;&gt; angle = np.arccos(cosangle)</text:p>
      <text:p text:style-name="P7">&gt;&gt;&gt; angle</text:p>
      <text:p text:style-name="P7">0.6435011087932847</text:p>
      <text:p text:style-name="P7">&gt;&gt;&gt; cosangle = np.vdot(a,a)/(np.linalg.norm(a)*np.linalg.norm(a))</text:p>
      <text:p text:style-name="P7">&gt;&gt;&gt; cosangle</text:p>
      <text:p text:style-name="P7">0.99999999999999978</text:p>
      <text:p text:style-name="P7">&gt;&gt;&gt; np.arccos(cosangle)</text:p>
      <text:p text:style-name="P7">2.1073424255447017e-08</text:p>
      <text:p text:style-name="P8">&gt;&gt;&gt; np.outer(a,b)</text:p>
      <text:p text:style-name="P8">array([[2, 1],</text:p>
      <text:p text:style-name="P8"><text:s text:c="7"/>[4, 2]])</text:p>
      <text:p text:style-name="P8">&gt;&gt;&gt; np.inner(a,b)</text:p>
      <text:p text:style-name="P8">4</text:p>
      <text:p text:style-name="P8">&gt;&gt;&gt; np.dot(a,b)</text:p>
      <text:p text:style-name="P8">4</text:p>
      <text:p text:style-name="P8">&gt;&gt;&gt; np.vdot(a,b)</text:p>
      <text:p text:style-name="P8">4</text:p>
      <text:p text:style-name="P8">&gt;&gt;&gt; np.matmul(a,b)</text:p>
      <text:p text:style-name="P8">4</text:p>
      <text:p text:style-name="P8"/>
      <text:p text:style-name="P8">&gt;&gt;&gt; # to get the gaussian distrubution numbers</text:p>
      <text:p text:style-name="P8">... </text:p>
      <text:p text:style-name="P8">&gt;&gt;&gt; </text:p>
      <text:p text:style-name="P8">&gt;&gt;&gt; np.random.randn(5,4)</text:p>
      <text:p text:style-name="P8">array([[ 1.41809997, <text:s/>1.09333638, <text:s/>0.46948722, <text:s/>0.55254692],</text:p>
      <text:p text:style-name="P8"><text:s text:c="7"/>[ 1.12379413, -0.60442521, -0.68448613, <text:s/>0.28381622],</text:p>
      <text:p text:style-name="P8"><text:s text:c="7"/>[-1.19473724, <text:s/>0.75951693, <text:s/>0.78832844, -0.49142469],</text:p>
      <text:p text:style-name="P8"><text:s text:c="7"/>[-0.81232487, -0.43207122, -0.1565177 , -1.07551698],</text:p>
      <text:p text:style-name="P8"><text:s text:c="7"/>[-1.37347251, <text:s/>1.29081944, <text:s/>0.23130684, <text:s/>0.04408001]])</text:p>
      <text:p text:style-name="P8">&gt;&gt;&gt; g=np.random.randn(5,4)</text:p>
      <text:p text:style-name="P8">&gt;&gt;&gt; g</text:p>
      <text:p text:style-name="P8">array([[ 0.27193549, -0.12083349, -2.56377417, <text:s/>0.09635111],</text:p>
      <text:p text:style-name="P8"><text:s text:c="7"/>[-1.40237068, <text:s/>0.96460651, -1.27941893, -1.93923622],</text:p>
      <text:p text:style-name="P8"><text:s text:c="7"/>[ 0.04782916, <text:s/>0.10670917, <text:s/>2.37936838, -0.20350745],</text:p>
      <text:p text:style-name="P8"><text:soft-page-break/><text:s text:c="7"/>[ 0.24647111, <text:s/>1.83386209, -0.36081481, <text:s/>0.73127094],</text:p>
      <text:p text:style-name="P8"><text:s text:c="7"/>[ 0.8607017 , <text:s/>0.1537537 , -2.45978838, -0.09969978]])</text:p>
      <text:p text:style-name="P8">&gt;&gt;&gt; g.mean()</text:p>
      <text:p text:style-name="P8">-0.13682922702763217</text:p>
      <text:p text:style-name="P8">&gt;&gt;&gt; g.var()</text:p>
      <text:p text:style-name="P8">1.5610579219020839</text:p>
      <text:p text:style-name="P8">&gt;&gt;&gt; g.std()</text:p>
      <text:p text:style-name="P8">1.2494230356056686</text:p>
      <text:p text:style-name="P8"/>
      <text:p text:style-name="P8"/>
      <text:p text:style-name="P8"># eig<text:span text:style-name="T2">en values and eigen vectors</text:span></text:p>
      <text:p text:style-name="P8">--<text:span text:style-name="T2">&gt; if A is a matrix and A.(X) = </text:span><text:span text:style-name="T3">λ</text:span><text:span text:style-name="T4">(X)</text:span></text:p>
      <text:p text:style-name="P9"><text:span text:style-name="T4">--&gt; then X is eigen vector and <text:s/></text:span><text:span text:style-name="T3">λ </text:span><text:span text:style-name="T4">in eigen vec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1:32:10.912307055</meta:creation-date>
    <dc:date>2018-09-24T14:52:59.455420001</dc:date>
    <meta:editing-duration>PT20M1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99" meta:word-count="276" meta:character-count="2429" meta:non-whitespace-character-count="2093"/>
  </office:meta>
</office:document-meta>
</file>